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text-properties style:text-line-through-style="none" style:text-line-through-type="none" officeooo:paragraph-rsid="00116df3"/>
    </style:style>
    <style:style style:name="P6" style:family="paragraph" style:parent-style-name="Standard" style:list-style-name="L1">
      <style:text-properties officeooo:paragraph-rsid="00116df3"/>
    </style:style>
    <style:style style:name="P7" style:family="paragraph" style:parent-style-name="Standard" style:list-style-name="L1">
      <style:text-properties officeooo:paragraph-rsid="002de1f9"/>
    </style:style>
    <style:style style:name="P8" style:family="paragraph" style:parent-style-name="Standard" style:list-style-name="L1">
      <style:text-properties style:text-line-through-style="none" style:text-line-through-type="none" officeooo:paragraph-rsid="002de1f9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2bfd51" style:font-size-asian="12pt" style:font-size-complex="12pt"/>
    </style:style>
    <style:style style:name="P11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bfd51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2a8bfb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37434a" officeooo:paragraph-rsid="0037434a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officeooo:paragraph-rsid="00116df3"/>
    </style:style>
    <style:style style:name="P16" style:family="paragraph" style:parent-style-name="Standard" style:list-style-name="L5">
      <style:text-properties style:text-line-through-style="none" style:text-line-through-type="none" officeooo:paragraph-rsid="00116df3"/>
    </style:style>
    <style:style style:name="P17" style:family="paragraph" style:parent-style-name="Standard" style:list-style-name="L6">
      <style:text-properties style:text-line-through-style="none" style:text-line-through-type="none" officeooo:paragraph-rsid="00116df3"/>
    </style:style>
    <style:style style:name="P18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19" style:family="paragraph" style:parent-style-name="Standard" style:list-style-name="L14">
      <style:text-properties style:text-line-through-style="none" style:text-line-through-type="none" officeooo:paragraph-rsid="00116df3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3b5e2c"/>
    </style:style>
    <style:style style:name="P21" style:family="paragraph" style:parent-style-name="Standard" style:list-style-name="L4">
      <style:text-properties officeooo:paragraph-rsid="00116df3"/>
    </style:style>
    <style:style style:name="P22" style:family="paragraph" style:parent-style-name="Standard" style:list-style-name="L7">
      <style:text-properties officeooo:paragraph-rsid="00116df3"/>
    </style:style>
    <style:style style:name="P23" style:family="paragraph" style:parent-style-name="Standard" style:list-style-name="L8">
      <style:text-properties officeooo:paragraph-rsid="00116df3"/>
    </style:style>
    <style:style style:name="P24" style:family="paragraph" style:parent-style-name="Standard" style:list-style-name="L13">
      <style:text-properties officeooo:paragraph-rsid="0032e278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b5e2c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b5e2c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48c7a" style:font-size-asian="12pt" style:font-size-complex="12pt"/>
    </style:style>
    <style:style style:name="T7" style:family="text">
      <style:text-properties style:font-name="DejaVu Sans Condensed" fo:font-size="12pt" officeooo:rsid="002822e2" style:font-size-asian="12pt" style:font-size-complex="12pt"/>
    </style:style>
    <style:style style:name="T8" style:family="text">
      <style:text-properties style:font-name="DejaVu Sans Condensed" fo:font-size="12pt" officeooo:rsid="002de1f9" style:font-size-asian="12pt" style:font-size-complex="12pt"/>
    </style:style>
    <style:style style:name="T9" style:family="text">
      <style:text-properties style:font-name="DejaVu Sans Condensed" fo:font-size="12pt" officeooo:rsid="002fb799" style:font-size-asian="12pt" style:font-size-complex="12pt"/>
    </style:style>
    <style:style style:name="T10" style:family="text">
      <style:text-properties style:font-name="DejaVu Sans Condensed" fo:font-size="12pt" officeooo:rsid="0030f73c" style:font-size-asian="12pt" style:font-size-complex="12pt"/>
    </style:style>
    <style:style style:name="T11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18" style:family="text">
      <style:text-properties officeooo:rsid="00216278"/>
    </style:style>
    <style:style style:name="T19" style:family="text">
      <style:text-properties officeooo:rsid="00221931"/>
    </style:style>
    <style:style style:name="T20" style:family="text">
      <style:text-properties officeooo:rsid="002a8bfb"/>
    </style:style>
    <style:style style:name="T21" style:family="text">
      <style:text-properties officeooo:rsid="002bfd51"/>
    </style:style>
    <style:style style:name="T22" style:family="text">
      <style:text-properties officeooo:rsid="003426ce"/>
    </style:style>
    <style:style style:name="T23" style:family="text">
      <style:text-properties officeooo:rsid="0037434a"/>
    </style:style>
    <style:style style:name="T24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7434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3dff8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9251d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de1f9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9f57b" style:font-size-asian="12pt" style:font-size-complex="12pt"/>
    </style:style>
    <style:style style:name="T31" style:family="text">
      <style:text-properties style:text-line-through-style="solid" style:text-line-through-type="single" style:font-name="DejaVu Sans Condensed" fo:font-size="12pt" officeooo:rsid="0039f57b" style:font-size-asian="12pt" style:font-size-complex="12pt"/>
    </style:style>
    <style:style style:name="T3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32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B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B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20"><text:span text:style-name="T11">1</text:span><text:span text:style-name="T16">0</text:span><text:span text:style-name="T11">3</text:span><text:span text:style-name="T12"> - </text:span><text:span text:style-name="T13">Controls - </text:span><text:span text:style-name="T14">Throttle </text:span><text:span text:style-name="T15">Base</text:span></text:p>
      <text:p text:style-name="P1">U=Up, D=Down, F=Forward, B=Backward, L=Left, R=Right, P=Press, S-*=Shift-<text:span text:style-name="T3">*</text:span>, L-*=Long-<text:span text:style-name="T3">*</text:span></text:p>
      <text:p text:style-name="P2"/>
      <text:p text:style-name="P3">Mode selector</text:p>
      <text:list text:style-name="L1">
        <text:list-item>
          <text:p text:style-name="P6"><text:span text:style-name="T29">1</text:span><text:span text:style-name="T25">: </text:span><text:span text:style-name="T30">--</text:span></text:p>
        </text:list-item>
        <text:list-item>
          <text:p text:style-name="P7"><text:span text:style-name="T29">2</text:span><text:span text:style-name="T25">: </text:span><text:span text:style-name="T30">--</text:span></text:p>
        </text:list-item>
        <text:list-item>
          <text:p text:style-name="P7"><text:span text:style-name="T29">3</text:span><text:span text:style-name="T25">: </text:span><text:span text:style-name="T30">--</text:span></text:p>
        </text:list-item>
        <text:list-item>
          <text:p text:style-name="P7"><text:span text:style-name="T29">4</text:span><text:span text:style-name="T25">: </text:span><text:span text:style-name="T30">--</text:span></text:p>
        </text:list-item>
        <text:list-item>
          <text:p text:style-name="P8"><text:span text:style-name="T8">5</text:span><text:span text:style-name="T6">: </text:span><text:span text:style-name="T8">--</text:span></text:p>
        </text:list-item>
      </text:list>
      <text:p text:style-name="P2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2">T1 switch</text:p>
      <text:list text:style-name="L3">
        <text:list-item>
          <text:p text:style-name="P15"><text:span text:style-name="T6">F: </text:span><text:span text:style-name="T9">Flashlight</text:span></text:p>
        </text:list-item>
      </text:list>
      <text:p text:style-name="P2">T2 switch</text:p>
      <text:list text:style-name="L4">
        <text:list-item>
          <text:p text:style-name="P21"><text:span text:style-name="T25">F: </text:span><text:span text:style-name="T31">(selective jettison not currently mappable)</text:span></text:p>
        </text:list-item>
      </text:list>
      <text:p text:style-name="P2">T3 switch</text:p>
      <text:list text:style-name="L5">
        <text:list-item>
          <text:p text:style-name="P16"><text:span text:style-name="T5">F: </text:span><text:span text:style-name="T7">--</text:span></text:p>
        </text:list-item>
      </text:list>
      <text:p text:style-name="P2">T4 switch</text:p>
      <text:list text:style-name="L6">
        <text:list-item>
          <text:p text:style-name="P17"><text:span text:style-name="T5">F: </text:span><text:span text:style-name="T7">--</text:span></text:p>
        </text:list-item>
      </text:list>
      <text:p text:style-name="P3">Lighted Buttons -- Master Modes, Master Arm</text:p>
      <text:list text:style-name="L7">
        <text:list-item>
          <text:p text:style-name="P22"><text:span text:style-name="T24">B1</text:span><text:span text:style-name="T25">: </text:span><text:span text:style-name="T26">--<text:tab/><text:tab/><text:tab/></text:span><text:span text:style-name="T25"><text:tab/></text:span><text:span text:style-name="T24">B2: Master Arm </text:span><text:span text:style-name="T26">toggle</text:span><text:span text:style-name="T24"><text:tab/>B3: </text:span><text:span text:style-name="T26">--</text:span></text:p>
        </text:list-item>
      </text:list>
      <text:list text:style-name="L8">
        <text:list-item>
          <text:p text:style-name="P23"><text:span text:style-name="T24">B4: </text:span><text:span text:style-name="T26">--<text:tab/><text:tab/><text:tab/></text:span><text:span text:style-name="T24"><text:tab/>B5: </text:span><text:span text:style-name="T26">--<text:tab/><text:tab/><text:tab/></text:span><text:span text:style-name="T24"><text:tab/>B6: </text:span><text:span text:style-name="T26">--</text:span></text:p>
        </text:list-item>
      </text:list>
      <text:p text:style-name="P2">T5 switch -- <text:span text:style-name="T18">Landing </text:span>Gear</text:p>
      <text:list text:style-name="L9">
        <text:list-item>
          <text:p text:style-name="P10"><text:span text:style-name="T2">U</text:span><text:span text:style-name="T21">: Landing gear up</text:span></text:p>
        </text:list-item>
        <text:list-item>
          <text:p text:style-name="P10"><text:span text:style-name="T2">D: </text:span><text:span text:style-name="T19">Landing </text:span><text:span text:style-name="T21">g</text:span><text:span text:style-name="T2">ear </text:span><text:span text:style-name="T22">down</text:span></text:p>
        </text:list-item>
      </text:list>
      <text:p text:style-name="P2">T6 switch -- Flaps</text:p>
      <text:list text:style-name="L10">
        <text:list-item>
          <text:p text:style-name="P11">U<text:span text:style-name="T21">: Flaps up </text:span><text:span text:style-name="T23">(</text:span><text:span text:style-name="T21">one notch</text:span><text:span text:style-name="T23">)</text:span></text:p>
        </text:list-item>
        <text:list-item>
          <text:p text:style-name="P11">D: Flaps down <text:span text:style-name="T23">(</text:span>one notch<text:span text:style-name="T23">)</text:span></text:p>
        </text:list-item>
      </text:list>
      <text:p text:style-name="P2">T7 switch -- Canopy</text:p>
      <text:list text:style-name="L11">
        <text:list-item>
          <text:p text:style-name="P12">U<text:span text:style-name="T20">: </text:span>Canopy <text:span text:style-name="T20">open/close (</text:span><text:span text:style-name="T23">toggle</text:span><text:span text:style-name="T20">)</text:span></text:p>
        </text:list-item>
        <text:list-item>
          <text:p text:style-name="P13">D: --</text:p>
        </text:list-item>
      </text:list>
      <text:p text:style-name="P2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18"><text:span text:style-name="T4">L/R</text:span><text:span text:style-name="T5">: Flip pages</text:span></text:p>
        </text:list-item>
      </text:list>
      <text:list text:style-name="L13">
        <text:list-item>
          <text:p text:style-name="P24"><text:span text:style-name="T24">S-Rotate: </text:span><text:span text:style-name="T28">(</text:span><text:span text:style-name="T27">No RWR on </text:span><text:span text:style-name="T26">MB-339</text:span><text:span text:style-name="T28">)</text:span></text:p>
        </text:list-item>
      </text:list>
      <text:p text:style-name="P5"><text:span text:style-name="T14">E2 dial -- </text:span><text:span text:style-name="T17">No NVGs available</text:span></text:p>
      <text:list text:style-name="L14">
        <text:list-item>
          <text:p text:style-name="P19"><text:span text:style-name="T5">P: </text:span><text:span text:style-name="T10">--</text:span></text:p>
        </text:list-item>
        <text:list-item>
          <text:p text:style-name="P19"><text:span text:style-name="T4">L/R</text:span><text:span text:style-name="T5">: </text:span><text:span text:style-name="T10">--</text:span>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6:58.712000000</dc:date>
    <meta:editing-duration>PT2H59M48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175" meta:character-count="779" meta:non-whitespace-character-count="660"/>
  </office:meta>
</office:document-meta>
</file>